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1c47c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gún los grupos de trabajo, el profesor asignará un IDE para que hagáis una presentación a vuestros compañeros de manera cooperativa.</text:p>
      <text:p text:style-name="Text_20_body">Dicha presentación debe realizarse utilizando una herramienta colaborativa en la nube (por ejemplo: Google Slides), invitando a los miembros del equipo.</text:p>
      <text:p text:style-name="Text_20_body">Es obligatorio que el guion con la distribución de tareas entre los miembros del grupo sea aprobado por el profesor en la clase del 18/12/2024.</text:p>
      <text:p text:style-name="Text_20_body">Guion:</text:p>
      <text:list text:style-name="L3">
        <text:list-item>
          <text:p text:style-name="P9">Resumen del IDE, dónde descargarlo, versión recomendada</text:p>
        </text:list-item>
        <text:list-item>
          <text:p text:style-name="P9">Guía de instalación y recomendaciones (vídeo de elaboración propia <text:span text:style-name="T1">(OBS)</text:span>)</text:p>
        </text:list-item>
        <text:list-item>
          <text:p text:style-name="P9">Capturas de su interfaz (*) explicando su estructura, menús, cómo se actualiza, etc.</text:p>
        </text:list-item>
        <text:list-item>
          <text:p text:style-name="P9">Opciones de personalización del IDE. Comprobar si existe la posibilidad de exportar e importar los ajustes para cambiar de equipo.</text:p>
        </text:list-item>
        <text:list-item>
          <text:p text:style-name="P9">Capturas de la creación de un proyecto Java, creación de paquetes y clases (*)</text:p>
        </text:list-item>
        <text:list-item>
          <text:p text:style-name="P9">Configuración del proyecto (versión de Java, etc.)</text:p>
        </text:list-item>
        <text:list-item>
          <text:p text:style-name="P9">Integración y flujo de trabajo con GIT: clonación de repositorio, subir cambios, etc.</text:p>
        </text:list-item>
        <text:list-item>
          <text:p text:style-name="P9">Integración de GitHub Copilot</text:p>
        </text:list-item>
        <text:list-item>
          <text:p text:style-name="P9">Ejecución de código, depuración, visualización de variables</text:p>
        </text:list-item>
        <text:list-item>
          <text:p text:style-name="P8">Instalación de plugins/extensiones: cómo se instalan y explorar cuáles pueden ser de utilidad para programar</text:p>
        </text:list-item>
      </text:list>
      <text:p text:style-name="Text_20_body">Se valorará positivamente la sugerencia de nuevos puntos en el guion que sean de especial relevancia.</text:p>
      <text:p text:style-name="Text_20_body">Todos los miembros del grupo deberán tener una participación activa en la exposición del trabajo.</text:p>
      <text:p text:style-name="Text_20_body">Entrega: En todos los repositorios de los integrantes de cada grupo:</text:p>
      <text:list text:style-name="L4">
        <text:list-item>
          <text:p text:style-name="P11">Formato fuente (.pptx o el que corresponda)</text:p>
        </text:list-item>
        <text:list-item>
          <text:p text:style-name="P11">Formato PDF</text:p>
        </text:list-item>
        <text:list-item>
          <text:p text:style-name="P10">Vídeos: subir a un canal de YouTube (URL privada) y añadir los enlaces en la presentación</text:p>
        </text:list-item>
      </text:list>
      <text:p text:style-name="Text_20_body">Nombre del archivo: 201-IDE-Nombre-del-IDE</text:p>
      <text:p text:style-name="Text_20_body">Fecha límite: 12/enero<text:line-break/><text:line-break/><text:span text:style-name="T1">ANDROID STUDIO<text:line-break/>Cristian, Manuel, Iván, Herná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6:59:59.950000000</meta:creation-date>
    <meta:generator>LibreOffice/24.2.4.2$Windows_X86_64 LibreOffice_project/51a6219feb6075d9a4c46691dcfe0cd9c4fff3c2</meta:generator>
    <dc:date>2024-12-18T17:12:41.862000000</dc:date>
    <meta:editing-duration>PT1M6S</meta:editing-duration>
    <meta:editing-cycles>1</meta:editing-cycles>
    <meta:document-statistic meta:table-count="0" meta:image-count="0" meta:object-count="0" meta:page-count="1" meta:paragraph-count="22" meta:word-count="271" meta:character-count="1719" meta:non-whitespace-character-count="1482"/>
  </office:meta>
</office:document-meta>
</file>